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4.751cm" table:align="left"/>
    </style:style>
    <style:style style:name="Tableau1.A" style:family="table-column">
      <style:table-column-properties style:column-width="14.751cm"/>
    </style:style>
    <style:style style:name="Tableau1.A1" style:family="table-cell">
      <style:table-cell-properties style:vertical-align="middle" fo:background-color="#d9ead3" fo:padding="0.176cm" fo:border="1pt solid #000000">
        <style:background-image/>
      </style:table-cell-properties>
    </style:style>
    <style:style style:name="Tableau1.A2" style:family="table-cell">
      <style:table-cell-properties style:vertical-align="middle" fo:padding="0.176cm" fo:border="1pt solid #000000"/>
    </style:style>
    <style:style style:name="Tableau1.A3" style:family="table-cell">
      <style:table-cell-properties style:vertical-align="middle" fo:background-color="#b6d7a8" fo:padding="0.176cm" fo:border="1pt solid #000000">
        <style:background-image/>
      </style:table-cell-properties>
    </style:style>
    <style:style style:name="Tableau1.A4" style:family="table-cell">
      <style:table-cell-properties style:vertical-align="middle" fo:padding="0.176cm" fo:border="1pt solid #000000"/>
    </style:style>
    <style:style style:name="Tableau1.A5" style:family="table-cell">
      <style:table-cell-properties style:vertical-align="middle" fo:background-color="#93c47d" fo:padding="0.176cm" fo:border="1pt solid #000000">
        <style:background-image/>
      </style:table-cell-properties>
    </style:style>
    <style:style style:name="Tableau1.A6" style:family="table-cell">
      <style:table-cell-properties style:vertical-align="middle" fo:padding="0.176cm" fo:border="1pt solid #000000"/>
    </style:style>
    <style:style style:name="Tableau1.A7" style:family="table-cell">
      <style:table-cell-properties style:vertical-align="middle" fo:background-color="#6aa84f" fo:padding="0.176cm" fo:border="1pt solid #000000">
        <style:background-image/>
      </style:table-cell-properties>
    </style:style>
    <style:style style:name="Tableau1.A8" style:family="table-cell">
      <style:table-cell-properties style:vertical-align="middle" fo:padding="0.176cm" fo:border="1pt solid #000000"/>
    </style:style>
    <style:style style:name="P1" style:family="paragraph" style:parent-style-name="Standard">
      <style:text-properties officeooo:rsid="0005a098" officeooo:paragraph-rsid="0005a098"/>
    </style:style>
    <style:style style:name="P2" style:family="paragraph" style:parent-style-name="Standard">
      <style:text-properties fo:font-size="28pt" fo:font-weight="bold" officeooo:rsid="0005a098" officeooo:paragraph-rsid="0005a098" style:font-size-asian="28pt" style:font-weight-asian="bold" style:font-size-complex="28pt" style:font-weight-complex="bold"/>
    </style:style>
    <style:style style:name="P3" style:family="paragraph" style:parent-style-name="Standard">
      <loext:graphic-properties draw:fill="none" draw:fill-color="#ffffff"/>
      <style:paragraph-properties fo:margin-left="1.27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officeooo:rsid="0005a098" officeooo:paragraph-rsid="0005a098" style:text-blinking="false" fo:background-color="transparent" style:font-size-asian="16pt" style:font-weight-asian="bold" style:font-size-complex="16pt" style:font-weight-complex="bold"/>
    </style:style>
    <style:style style:name="P4" style:family="paragraph" style:parent-style-name="Standard" style:master-page-name="">
      <loext:graphic-properties draw:fill="none" draw:fill-color="#ffffff"/>
      <style:paragraph-properties fo:margin-left="0cm" fo:margin-right="0cm" fo:margin-top="0cm" fo:margin-bottom="0cm" loext:contextual-spacing="false" fo:line-height="120%" fo:text-indent="0cm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Arial" fo:font-size="28pt" fo:font-style="normal" style:text-underline-style="none" fo:font-weight="bold" officeooo:rsid="0005a098" officeooo:paragraph-rsid="0005a098" style:text-blinking="false" fo:background-color="transparent" style:font-size-asian="28pt" style:font-weight-asian="bold" style:font-size-complex="28pt" style:font-weight-complex="bold"/>
    </style:style>
    <style:style style:name="P5" style:family="paragraph" style:parent-style-name="Table_20_Contents">
      <style:paragraph-properties fo:margin-top="0cm" fo:margin-bottom="0.499cm" loext:contextual-spacing="false"/>
    </style:style>
    <style:style style:name="P6" style:family="paragraph" style:parent-style-name="Table_20_Contents">
      <style:paragraph-properties fo:margin-top="0cm" fo:margin-bottom="0cm" loext:contextual-spacing="false" fo:line-height="120%" style:writing-mode="lr-tb"/>
    </style:style>
    <style:style style:name="P7" style:family="paragraph" style:parent-style-name="Table_20_Contents">
      <style:paragraph-properties fo:margin-top="0cm" fo:margin-bottom="0cm" loext:contextual-spacing="false" fo:line-height="120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8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0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1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2" style:family="paragraph" style:parent-style-name="Table_20_Contents" style:list-style-name="L8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3" style:family="paragraph" style:parent-style-name="Table_20_Contents" style:list-style-name="L6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4" style:family="paragraph" style:parent-style-name="Table_20_Contents" style:list-style-name="L2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5" style:family="paragraph" style:parent-style-name="Table_20_Contents" style:list-style-name="L7">
      <loext:graphic-properties draw:fill="none" draw:fill-color="#ffffff"/>
      <style:paragraph-properties fo:margin-top="0cm" fo:margin-bottom="0cm" loext:contextual-spacing="false" fo:line-height="120%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6" style:family="paragraph" style:parent-style-name="Table_20_Contents" style:list-style-name="L2">
      <loext:graphic-properties draw:fill="none" draw:fill-color="#ffffff"/>
      <style:paragraph-properties fo:margin-left="1.27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7" style:family="paragraph" style:parent-style-name="Table_20_Contents" style:list-style-name="L9">
      <loext:graphic-properties draw:fill="none" draw:fill-color="#ffffff"/>
      <style:paragraph-properties fo:margin-left="1.27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18" style:family="paragraph" style:parent-style-name="Table_20_Contents">
      <loext:graphic-properties draw:fill="none" draw:fill-color="#ffffff"/>
      <style:paragraph-properties fo:margin-left="1.27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05a098" style:text-blinking="false" fo:background-color="transparent"/>
    </style:style>
    <style:style style:name="P19" style:family="paragraph" style:parent-style-name="Table_20_Contents" style:list-style-name="L4">
      <loext:graphic-properties draw:fill="none" draw:fill-color="#ffffff"/>
      <style:paragraph-properties fo:margin-left="1.27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0" style:family="paragraph" style:parent-style-name="Table_20_Contents" style:list-style-name="L2">
      <loext:graphic-properties draw:fill="none" draw:fill-color="#ffffff"/>
      <style:paragraph-properties fo:margin-left="2.54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1" style:family="paragraph" style:parent-style-name="Table_20_Contents" style:list-style-name="L3">
      <loext:graphic-properties draw:fill="none" draw:fill-color="#ffffff"/>
      <style:paragraph-properties fo:margin-left="2.54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2" style:family="paragraph" style:parent-style-name="Table_20_Contents" style:list-style-name="L5">
      <loext:graphic-properties draw:fill="none" draw:fill-color="#ffffff"/>
      <style:paragraph-properties fo:margin-left="2.54cm" fo:margin-right="0cm" fo:margin-top="0cm" fo:margin-bottom="0cm" loext:contextual-spacing="false" fo:line-height="120%" fo:text-indent="0cm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3" style:family="paragraph" style:parent-style-name="Table_20_Contents">
      <style:paragraph-properties fo:margin-left="2.54cm" fo:margin-right="0cm" fo:margin-top="0cm" fo:margin-bottom="0.499cm" loext:contextual-spacing="false" fo:text-indent="0cm" style:auto-text-indent="false"/>
    </style:style>
    <style:style style:name="P24" style:family="paragraph">
      <style:paragraph-properties style:writing-mode="lr-tb"/>
    </style:style>
    <style:style style:name="P25" style:family="paragraph" style:parent-style-name="Table_20_Contents" style:list-style-name="L12">
      <style:paragraph-properties style:writing-mode="lr-tb"/>
    </style:style>
    <style:style style:name="P26" style:family="paragraph" style:list-style-name="L1">
      <style:paragraph-properties style:writing-mode="lr-tb"/>
    </style:style>
    <style:style style:name="P27" style:family="paragraph" style:list-style-name="L2">
      <style:paragraph-properties style:writing-mode="lr-tb"/>
    </style:style>
    <style:style style:name="P28" style:family="paragraph" style:list-style-name="L10">
      <style:paragraph-properties style:writing-mode="lr-tb"/>
    </style:style>
    <style:style style:name="P29" style:family="paragraph" style:list-style-name="L12">
      <style:paragraph-properties style:writing-mode="lr-tb"/>
    </style:style>
    <style:style style:name="P30" style:family="paragraph" style:list-style-name="L7">
      <style:paragraph-properties style:writing-mode="lr-tb"/>
    </style:style>
    <style:style style:name="P31" style:family="paragraph" style:list-style-name="L13">
      <style:paragraph-properties style:writing-mode="lr-tb"/>
    </style:style>
    <style:style style:name="P32" style:family="paragraph" style:list-style-name="L14">
      <style:paragraph-properties style:writing-mode="lr-tb"/>
    </style:style>
    <style:style style:name="P33" style:family="paragraph" style:list-style-name="L2">
      <style:paragraph-properties style:writing-mode="lr-tb"/>
      <style:text-properties fo:font-weight="bold" style:font-weight-asian="bold" style:font-weight-complex="bold"/>
    </style:style>
    <style:style style:name="P34" style:family="paragraph" style:list-style-name="L1">
      <style:paragraph-properties style:writing-mode="lr-tb"/>
      <style:text-properties fo:font-weight="bold" style:font-weight-asian="bold" style:font-weight-complex="bold"/>
    </style:style>
    <style:style style:name="P35" style:family="paragraph" style:list-style-name="L11">
      <style:paragraph-properties style:writing-mode="lr-tb"/>
      <style:text-properties fo:font-weight="bold" style:font-weight-asian="bold" style:font-weight-complex="bold"/>
    </style:style>
    <style:style style:name="P36" style:family="paragraph" style:list-style-name="L12">
      <style:paragraph-properties style:writing-mode="lr-tb"/>
      <style:text-properties fo:font-weight="bold" style:font-weight-asian="bold" style:font-weight-complex="bold"/>
    </style:style>
    <style:style style:name="P37" style:family="paragraph" style:list-style-name="L7">
      <style:paragraph-properties style:writing-mode="lr-tb"/>
      <style:text-properties fo:font-weight="bold" style:font-weight-asian="bold" style:font-weight-complex="bold"/>
    </style:style>
    <style:style style:name="P38" style:family="paragraph" style:list-style-name="L13">
      <style:paragraph-properties style:writing-mode="lr-tb"/>
      <style:text-properties fo:font-weight="bold" style:font-weight-asian="bold" style:font-weight-complex="bold"/>
    </style:style>
    <style:style style:name="P39" style:family="paragraph" style:parent-style-name="Text_20_body">
      <style:paragraph-properties fo:margin-top="0cm" fo:margin-bottom="0cm" loext:contextual-spacing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color="#ff0000"/>
    </style:style>
    <style:style style:name="T5" style:family="text">
      <style:text-properties fo:color="#ff0000" fo:background-color="transparent" loext:char-shading-value="0"/>
    </style:style>
    <style:style style:name="T6" style:family="text">
      <style:text-properties officeooo:rsid="0005a098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iste des tâches</text:p>
      <text:p text:style-name="P1"/>
      <text:p text:style-name="Standard"/>
      <text:list xml:id="list3901974046" text:style-name="L1">
        <text:list-item>
          <text:p text:style-name="Table_20_Contents">LISTE DES TÂCHES</text:p>
        </text:list-item>
        <text:list-item>
          <text:p text:style-name="Table_20_Contents">RETRO-PLANNING</text:p>
        </text:list-item>
        <text:list-item>
          <text:p text:style-name="Table_20_Contents">MISE EN PLACE DES OUTILS DE GESTION DE PROJET</text:p>
          <text:list>
            <text:list-item>
              <text:p text:style-name="Table_20_Contents">DRIVE POUR LE PARTAGE DE DOC</text:p>
            </text:list-item>
            <text:list-item>
              <text:p text:style-name="Table_20_Contents">REPO POUR LE VERSIONNING (INVITER LES FORMATEURS)</text:p>
            </text:list-item>
          </text:list>
        </text:list-item>
      </text:list>
      <text:p text:style-name="Table_20_Contents"/>
      <text:list xml:id="list2246123648" text:style-name="L2">
        <text:list-item>
          <text:p text:style-name="Table_20_Contents">RECHERCHES</text:p>
          <text:list>
            <text:list-item>
              <text:p text:style-name="Table_20_Contents">OUTILS GESTION DE PROJET COLLABORATIF EN LIGNE</text:p>
              <text:list>
                <text:list-item>
                  <text:p text:style-name="Table_20_Contents">MISE EN PLACE TRELLO</text:p>
                  <text:list>
                    <text:list-item>
                      <text:p text:style-name="Table_20_Contents">qui fait quoi ?</text:p>
                    </text:list-item>
                    <text:list-item>
                      <text:p text:style-name="Table_20_Contents">combien de temps ?</text:p>
                    </text:list-item>
                  </text:list>
                </text:list-item>
              </text:list>
            </text:list-item>
          </text:list>
        </text:list-item>
      </text:list>
      <text:list xml:id="list3959592290" text:style-name="L10">
        <text:list-header>
          <text:p text:style-name="Table_20_Contents"><text:span text:style-name="T6">(</text:span>INVITER LES FORMATEURS<text:span text:style-name="T6">)</text:span></text:p>
        </text:list-header>
      </text:list>
      <text:p text:style-name="Table_20_Contents"/>
      <text:list xml:id="list1806585823" text:style-name="L11">
        <text:list-item>
          <text:p text:style-name="Table_20_Contents">CAHIER DES CHARGES</text:p>
        </text:list-item>
      </text:list>
      <text:list xml:id="list1162472478" text:style-name="L12">
        <text:list-item>
          <text:p text:style-name="Table_20_Contents">MATIN RECHERCHE</text:p>
          <text:list>
            <text:list-item>
              <text:p text:style-name="P25">c’est quoi un cahier des charges ?</text:p>
            </text:list-item>
            <text:list-item>
              <text:p text:style-name="P25">à quoi ça sert ?</text:p>
            </text:list-item>
            <text:list-item>
              <text:p text:style-name="P25">qu’est ce qu’on y met dedans ?</text:p>
              <text:p text:style-name="P25"/>
            </text:list-item>
          </text:list>
        </text:list-item>
        <text:list-item>
          <text:p text:style-name="Table_20_Contents">RÉDACTION DU CAHIER DES CHARGES </text:p>
          <text:list>
            <text:list-item>
              <text:p text:style-name="P25"><text:bookmark text:name="docs-internal-guid-9e82e379-7fff-6652-ddf7-e7f3e1f524d6"/>À faire valider par le client AVANT 17H</text:p>
              <text:p text:style-name="P25"/>
            </text:list-item>
          </text:list>
        </text:list-item>
      </text:list>
      <text:list xml:id="list3407448273" text:style-name="L7">
        <text:list-item>
          <text:p text:style-name="Table_20_Contents">MAQUETTAGE DE LA PAGE D’ACCUEIL</text:p>
          <text:list>
            <text:list-item>
              <text:p text:style-name="Table_20_Contents">recherche des outils de maquettage en ligne</text:p>
            </text:list-item>
            <text:list-item>
              <text:p text:style-name="Table_20_Contents">réalisation de la maquette de la page d’accueil</text:p>
            </text:list-item>
            <text:list-item>
              <text:p text:style-name="Table_20_Contents">validation par le client</text:p>
            </text:list-item>
          </text:list>
        </text:list-item>
      </text:list>
      <text:p text:style-name="Table_20_Contents"/>
      <text:list xml:id="list1905615116" text:style-name="L13">
        <text:list-item>
          <text:p text:style-name="Table_20_Contents">DÉFINIR LA NOMENCLATURE et L’ARBORESCENCE DU DOSSIER TYPE</text:p>
          <text:list>
            <text:list-item>
              <text:p text:style-name="Table_20_Contents">Dossier contenant le projet</text:p>
              <text:list>
                <text:list-item>
                  <text:p text:style-name="Table_20_Contents">fichier html</text:p>
                </text:list-item>
                <text:list-item>
                  <text:p text:style-name="Table_20_Contents">dossier ASSETS</text:p>
                  <text:list>
                    <text:list-item>
                      <text:p text:style-name="Table_20_Contents">dossier CSS</text:p>
                      <text:list>
                        <text:list-item>
                          <text:p text:style-name="Table_20_Contents">fichier css</text:p>
                        </text:list-item>
                      </text:list>
                    </text:list-item>
                    <text:list-item>
                      <text:p text:style-name="Table_20_Contents">dossier JS</text:p>
                      <text:list>
                        <text:list-item>
                          <text:p text:style-name="Table_20_Contents">fichier js</text:p>
                        </text:list-item>
                      </text:list>
                    </text:list-item>
                    <text:list-item>
                      <text:p text:style-name="Table_20_Contents">IMG</text:p>
                    </text:list-item>
                    <text:list-item>
                      <text:p text:style-name="Table_20_Contents">FON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Table_20_Contents">CODAGE</text:p>
        </text:list-item>
      </text:list>
      <text:list xml:id="list2515770753" text:style-name="L14">
        <text:list-item>
          <text:p text:style-name="Table_20_Contents">index.html</text:p>
        </text:list-item>
        <text:list-item>
          <text:p text:style-name="Table_20_Contents">style.css</text:p>
        </text:list-item>
        <text:list-item>
          <text:p text:style-name="Table_20_Contents">script.js</text:p>
        </text:list-item>
      </text:list>
      <text:p text:style-name="Table_20_Contents"/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18"><text:span text:style-name="T5"/></text:p>
      <text:p text:style-name="P4"><text:soft-page-break/>RETROPLANNING</text:p>
      <text:p text:style-name="P3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6"><text:span text:style-name="T1">JOUR 1 </text:span><text:span text:style-name="T2">(mardi 17)</text:span></text:p>
          </table:table-cell>
        </table:table-row>
        <table:table-row>
          <table:table-cell table:style-name="Tableau1.A2" office:value-type="string">
            <text:list xml:id="list113644933999414" text:continue-list="list3901974046" text:style-name="L1">
              <text:list-item>
                <text:p text:style-name="P8">DÉCOUVERTE DU BRIEF</text:p>
                <text:list>
                  <text:list-item>
                    <text:p text:style-name="P8">questions / réponses</text:p>
                  </text:list-item>
                </text:list>
              </text:list-item>
              <text:list-item>
                <text:p text:style-name="P8">DISPATCH PAR GROUPES</text:p>
              </text:list-item>
              <text:list-item>
                <text:p text:style-name="P8">LISTE DES TÂCHES</text:p>
              </text:list-item>
              <text:list-item>
                <text:p text:style-name="P8">RETRO-PLANNING</text:p>
              </text:list-item>
              <text:list-item>
                <text:p text:style-name="P8">MISE EN PLACE DES OUTILS DE GESTION DE PROJET</text:p>
                <text:list>
                  <text:list-item>
                    <text:p text:style-name="P8">DRIVE POUR LE PARTAGE DE DOC</text:p>
                  </text:list-item>
                  <text:list-item>
                    <text:p text:style-name="P8">REPO POUR LE VERSIONNING (INVITER LES FORMATEURS)</text:p>
                  </text:list-item>
                </text:list>
              </text:list-item>
            </text:list>
          </table:table-cell>
        </table:table-row>
        <table:table-row>
          <table:table-cell table:style-name="Tableau1.A3" office:value-type="string">
            <text:p text:style-name="Table_20_Contents"/>
            <text:p text:style-name="P5"/>
            <text:p text:style-name="P6"><text:span text:style-name="T1">JOUR 2 </text:span><text:span text:style-name="T2">(mercredi 18)</text:span></text:p>
          </table:table-cell>
        </table:table-row>
        <table:table-row>
          <table:table-cell table:style-name="Tableau1.A4" office:value-type="string">
            <text:list xml:id="list113645462005578" text:continue-list="list2246123648" text:style-name="L2">
              <text:list-item>
                <text:p text:style-name="P9">RECHERCHES</text:p>
                <text:list>
                  <text:list-item>
                    <text:p text:style-name="P14">OUTILS GESTION DE PROJET COLLABORATIF EN LIGNE</text:p>
                    <text:list>
                      <text:list-item>
                        <text:p text:style-name="P16">MISE EN PLACE TRELLO</text:p>
                        <text:list>
                          <text:list-item>
                            <text:p text:style-name="P20">qui fait quoi ?</text:p>
                          </text:list-item>
                          <text:list-item>
                            <text:p text:style-name="P20">combien de temps 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4129895709" text:style-name="L3">
              <text:list-item>
                <text:p text:style-name="P21">INVITER LES FORMATEURS</text:p>
              </text:list-item>
            </text:list>
            <text:p text:style-name="P23"/>
            <text:list xml:id="list1521897718" text:style-name="L4">
              <text:list-item>
                <text:p text:style-name="P19">CAHIER DES CHARGES</text:p>
              </text:list-item>
            </text:list>
            <text:list xml:id="list683184202" text:style-name="L5">
              <text:list-item>
                <text:p text:style-name="P22">MATIN RECHERCHE</text:p>
                <text:list>
                  <text:list-item>
                    <text:p text:style-name="P22">c’est quoi un cahier des charges ?</text:p>
                  </text:list-item>
                  <text:list-item>
                    <text:p text:style-name="P22">à quoi ça sert ?</text:p>
                  </text:list-item>
                  <text:list-item>
                    <text:p text:style-name="P22">qu’est ce qu’on y met dedans ?</text:p>
                  </text:list-item>
                </text:list>
              </text:list-item>
            </text:list>
          </table:table-cell>
        </table:table-row>
        <table:table-row>
          <table:table-cell table:style-name="Tableau1.A5" office:value-type="string">
            <text:p text:style-name="Table_20_Contents"/>
            <text:p text:style-name="P5"/>
            <text:p text:style-name="P6"><text:span text:style-name="T1">JOUR 3 </text:span><text:span text:style-name="T2">(Jeudi 19)</text:span></text:p>
          </table:table-cell>
        </table:table-row>
        <table:table-row>
          <table:table-cell table:style-name="Tableau1.A6" office:value-type="string">
            <text:list xml:id="list4119549123" text:style-name="L6">
              <text:list-item>
                <text:p text:style-name="P10">RÉDACTION DU CAHIER DES CHARGES </text:p>
                <text:list>
                  <text:list-item>
                    <text:p text:style-name="P13"><text:span text:style-name="T3">À faire </text:span><text:span text:style-name="T5">valider</text:span><text:span text:style-name="T3"> par le client </text:span><text:span text:style-name="T5">AVANT 17H</text:span></text:p>
                  </text:list-item>
                </text:list>
              </text:list-item>
            </text:list>
          </table:table-cell>
        </table:table-row>
        <table:table-row>
          <table:table-cell table:style-name="Tableau1.A7" office:value-type="string">
            <text:p text:style-name="Table_20_Contents"/>
            <text:p text:style-name="P5"/>
            <text:p text:style-name="P7">JOUR 4 à 7 env. (vend. 29 au ...)</text:p>
          </table:table-cell>
        </table:table-row>
        <table:table-row>
          <table:table-cell table:style-name="Tableau1.A8" office:value-type="string">
            <text:list xml:id="list113644367950295" text:continue-list="list3407448273" text:style-name="L7">
              <text:list-item>
                <text:p text:style-name="P11">MAQUETTAGE DE LA PAGE D’ACCUEIL</text:p>
                <text:list>
                  <text:list-item>
                    <text:p text:style-name="P11">recherche des outils de maquettage en ligne</text:p>
                  </text:list-item>
                  <text:list-item>
                    <text:p text:style-name="P11">réalisation de la maquette de la page d’accueil</text:p>
                  </text:list-item>
                  <text:list-item>
                    <text:p text:style-name="P15"><text:soft-page-break/>validation par le client</text:p>
                  </text:list-item>
                </text:list>
              </text:list-item>
            </text:list>
            <text:p text:style-name="P5"/>
            <text:list xml:id="list1491450310" text:style-name="L8">
              <text:list-item>
                <text:p text:style-name="P12">DÉFINIR LA NOMENCLATURE et L’ARBORESCENCE DU DOSSIER TYPE</text:p>
                <text:list>
                  <text:list-item>
                    <text:p text:style-name="P12">Dossier contenant le projet</text:p>
                    <text:list>
                      <text:list-item>
                        <text:p text:style-name="P12">fichier html</text:p>
                      </text:list-item>
                      <text:list-item>
                        <text:p text:style-name="P12">dossier ASSETS</text:p>
                        <text:list>
                          <text:list-item>
                            <text:p text:style-name="P12">dossier CSS</text:p>
                            <text:list>
                              <text:list-item>
                                <text:p text:style-name="P12">fichier css</text:p>
                              </text:list-item>
                            </text:list>
                          </text:list-item>
                          <text:list-item>
                            <text:p text:style-name="P12">dossier JS</text:p>
                            <text:list>
                              <text:list-item>
                                <text:p text:style-name="P12">fichier js</text:p>
                              </text:list-item>
                            </text:list>
                          </text:list-item>
                          <text:list-item>
                            <text:p text:style-name="P12">IMG</text:p>
                          </text:list-item>
                          <text:list-item>
                            <text:p text:style-name="P12">FONT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DAGE</text:p>
              </text:list-item>
            </text:list>
            <text:list xml:id="list1353359366" text:style-name="L9">
              <text:list-item>
                <text:p text:style-name="P17">index.html</text:p>
              </text:list-item>
              <text:list-item>
                <text:p text:style-name="P17">style.css</text:p>
              </text:list-item>
              <text:list-item>
                <text:p text:style-name="P17">script.js</text:p>
              </text:list-item>
            </text:list>
          </table:table-cell>
        </table:table-row>
      </table:table>
      <text:p text:style-name="P39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10:15:57.831590146</meta:creation-date>
    <dc:date>2020-11-17T11:36:43.689448382</dc:date>
    <meta:editing-duration>PT10M15S</meta:editing-duration>
    <meta:editing-cycles>1</meta:editing-cycles>
    <meta:document-statistic meta:table-count="1" meta:image-count="0" meta:object-count="0" meta:page-count="3" meta:paragraph-count="83" meta:word-count="391" meta:character-count="1864" meta:non-whitespace-character-count="1629"/>
    <meta:generator>LibreOffice/6.4.6.2$Linux_X86_64 LibreOffice_project/40$Build-2</meta:generator>
  </office:meta>
</office:document-meta>
</file>